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>
      <style:text-properties style:font-name="Consolas" fo:font-size="8pt" style:font-size-asian="8pt" style:font-size-complex="8pt"/>
    </style:style>
    <style:style style:name="P3" style:family="paragraph" style:parent-style-name="Standard" style:list-style-name="">
      <style:paragraph-properties style:text-autospace="none"/>
      <style:text-properties style:font-name="Consolas" fo:font-size="8pt" style:font-size-asian="8pt" style:font-size-complex="8pt"/>
    </style:style>
    <style:style style:name="P4" style:family="paragraph" style:parent-style-name="Standard" style:list-style-name="L1"/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>
      <style:text-properties fo:color="#008000" style:font-name="Consolas" fo:font-size="8pt" style:font-name-asian="Consolas1" style:font-size-asian="8pt" style:font-name-complex="Consolas1" style:font-size-complex="8pt"/>
    </style:style>
    <style:style style:name="P7" style:family="paragraph" style:parent-style-name="Standard" style:list-style-name="">
      <style:paragraph-properties style:text-autospace="none"/>
      <style:text-properties fo:color="#000000" style:font-name="Consolas" fo:font-size="8pt" style:font-name-asian="Consolas1" style:font-size-asian="8pt" style:font-name-complex="Consolas1" style:font-size-complex="8pt"/>
    </style:style>
    <style:style style:name="P8" style:family="paragraph" style:parent-style-name="Standard">
      <style:paragraph-properties fo:break-before="page"/>
      <style:text-properties style:font-name="Consolas" fo:font-size="10pt" style:font-size-asian="10pt" style:font-size-complex="10pt"/>
    </style:style>
    <style:style style:name="P9" style:family="paragraph" style:parent-style-name="Contents_20_2">
      <style:paragraph-properties>
        <style:tab-stops>
          <style:tab-stop style:position="8.0717in" style:type="right" style:leader-style="dotted" style:leader-text="."/>
        </style:tab-stops>
      </style:paragraph-properties>
    </style:style>
    <style:style style:name="T1" style:family="text">
      <style:text-properties style:font-name="Consolas" fo:font-size="10pt" style:font-size-asian="10pt" style:font-size-complex="10pt"/>
    </style:style>
    <style:style style:name="T2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4" style:family="text">
      <style:text-properties fo:color="#000000" fo:font-size="9.5pt" style:font-name-asian="Consolas1" style:font-size-asian="9.5pt" style:font-name-complex="Consolas1" style:font-size-complex="9.5pt"/>
    </style:style>
    <style:style style:name="T5" style:family="text">
      <style:text-properties fo:color="#000000" style:font-name-asian="Consolas1" style:font-name-complex="Consolas1"/>
    </style:style>
    <style:style style:name="T6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0000ff" fo:font-size="9.5pt" style:font-name-asian="Consolas1" style:font-size-asian="9.5pt" style:font-name-complex="Consolas1" style:font-size-complex="9.5pt"/>
    </style:style>
    <style:style style:name="T8" style:family="text">
      <style:text-properties fo:color="#0000ff" style:font-name-asian="Consolas1" style:font-name-complex="Consolas1"/>
    </style:style>
    <style:style style:name="T9" style:family="text">
      <style:text-properties fo:color="#6f008a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fo:color="#6f008a" fo:font-size="9.5pt" style:font-name-asian="Consolas1" style:font-size-asian="9.5pt" style:font-name-complex="Consolas1" style:font-size-complex="9.5pt"/>
    </style:style>
    <style:style style:name="T11" style:family="text">
      <style:text-properties fo:color="#6f008a" style:font-name-asian="Consolas1" style:font-name-complex="Consolas1"/>
    </style:style>
    <style:style style:name="T12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13" style:family="text">
      <style:text-properties fo:color="#2b91af" fo:font-size="9.5pt" style:font-name-asian="Consolas1" style:font-size-asian="9.5pt" style:font-name-complex="Consolas1" style:font-size-complex="9.5pt"/>
    </style:style>
    <style:style style:name="T14" style:family="text">
      <style:text-properties fo:color="#2b91af" style:font-name-asian="Consolas1" style:font-name-complex="Consolas1"/>
    </style:style>
    <style:style style:name="T15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6" style:family="text">
      <style:text-properties fo:color="#008000" fo:font-size="9.5pt" style:font-name-asian="Consolas1" style:font-size-asian="9.5pt" style:font-name-complex="Consolas1" style:font-size-complex="9.5pt"/>
    </style:style>
    <style:style style:name="T17" style:family="text">
      <style:text-properties fo:color="#008000" style:font-name-asian="Consolas1" style:font-name-complex="Consolas1"/>
    </style:style>
    <style:style style:name="T18" style:family="text">
      <style:text-properties fo:color="#808080" style:font-name="Consolas1" fo:font-size="9.5pt" style:font-name-asian="Consolas1" style:font-size-asian="9.5pt" style:font-name-complex="Consolas1" style:font-size-complex="9.5pt"/>
    </style:style>
    <style:style style:name="T19" style:family="text">
      <style:text-properties fo:color="#808080" fo:font-size="9.5pt" style:font-name-asian="Consolas1" style:font-size-asian="9.5pt" style:font-name-complex="Consolas1" style:font-size-complex="9.5pt"/>
    </style:style>
    <style:style style:name="T20" style:family="text">
      <style:text-properties fo:color="#808080" style:font-name-asian="Consolas1" style:font-name-complex="Consolas1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23" style:family="text">
      <style:text-properties fo:color="#a31515" fo:font-size="9.5pt" style:font-name-asian="Consolas1" style:font-size-asian="9.5pt" style:font-name-complex="Consolas1" style:font-size-complex="9.5pt"/>
    </style:style>
    <style:style style:name="T24" style:family="text">
      <style:text-properties fo:color="#a31515" style:font-name-asian="Consolas1" style:font-name-complex="Consolas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AlCLogger Documentation.</text:p>
      <text:p text:style-name="P1"/>
      <text:p text:style-name="P1"><text:s/>Author: <text:a xlink:type="simple" xlink:href="mailto:alwyn.j.dippenaar@gmail.com" text:style-name="Internet_20_link" text:visited-style-name="Visited_20_Internet_20_Link">alwyn.j.dippenaar@gmail.com</text:a></text:p>
      <text:p text:style-name="P1"/>
      <text:p text:style-name="P1"><text:s/><text:tab/> This library provides the AlCLogger_64.dll, which allows for cpp applications to log information to <text:tab/> a file, and the console, including a formatted timestamp.</text:p>
      <text:p text:style-name="P1"/>
      <text:p text:style-name="P1"><text:s/></text:p>
      <text:p text:style-name="P1"><text:s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s/>Build<text:tab/>2</text:p>
          <text:p text:style-name="P9"><text:s/>Dependencies<text:tab/>2</text:p>
          <text:p text:style-name="P9"><text:s/>Usage<text:tab/>2</text:p>
        </text:index-body>
      </text:table-of-content>
      <text:p text:style-name="P8"/>
      <text:h text:style-name="Heading_20_2" text:outline-level="2"><text:s/>Build</text:h>
      <text:p text:style-name="P1"><text:s/><text:tab/>To build this software, Visual Studio 2017 is required.</text:p>
      <text:p text:style-name="P1"/>
      <text:h text:style-name="Heading_20_2" text:outline-level="2"><text:s/>Dependencies</text:h>
      <text:p text:style-name="P1"><text:s/><text:tab/>This software has no dependencies, other than the Visual Studio 2017 Runtime libraries.</text:p>
      <text:p text:style-name="P1"/>
      <text:h text:style-name="Heading_20_2" text:outline-level="2"><text:s/>Usage</text:h>
      <text:list xml:id="list4957154490216225042" text:style-name="L1">
        <text:list-item>
          <text:p text:style-name="P4"><text:span text:style-name="T1">Include the &lt;</text:span><text:span text:style-name="T2">alCLogger_64.h</text:span><text:span text:style-name="T1">&gt;</text:span></text:p>
        </text:list-item>
        <text:list-item>
          <text:p text:style-name="P4"><text:span text:style-name="T1">Link to the </text:span><text:span text:style-name="T2">AlCLogger_64.lib</text:span><text:span text:style-name="T1"> library.</text:span></text:p>
        </text:list-item>
      </text:list>
      <text:p text:style-name="Standard"><text:span text:style-name="T1"/></text:p>
      <text:p text:style-name="Standard"><text:span text:style-name="T1"><text:s/></text:span></text:p>
      <text:p text:style-name="Standard"><text:span text:style-name="T1"/></text:p>
      <text:p text:style-name="Standard"><text:span text:style-name="T1"><text:s/></text:span></text:p>
      <text:p text:style-name="P6"><text:s/>//The logging class allows for console and file logging.</text:p>
      <text:p text:style-name="P3"><text:span text:style-name="T8"><text:s/>class</text:span><text:span text:style-name="T5"> </text:span><text:span text:style-name="T11">DLLEXPORT</text:span><text:span text:style-name="T5"> </text:span><text:span text:style-name="T14">AlCLogger</text:span></text:p>
      <text:p text:style-name="P7"><text:s/>{</text:p>
      <text:p text:style-name="P3"><text:span text:style-name="T8"><text:s/>private</text:span><text:span text:style-name="T5">:</text:span></text:p>
      <text:p text:style-name="P3"><text:span text:style-name="T5"><text:s/><text:tab/></text:span><text:span text:style-name="T17">//Indicates if we are debugging or not.</text:span></text:p>
      <text:p text:style-name="P3"><text:span text:style-name="T5"><text:s/><text:tab/></text:span><text:span text:style-name="T8">bool</text:span><text:span text:style-name="T5"> DEBUG_FLAG;</text:span></text:p>
      <text:p text:style-name="P3"><text:span text:style-name="T5"><text:s/><text:tab/></text:span><text:span text:style-name="T14">LPWSTR</text:span><text:span text:style-name="T5"> logFileName;</text:span></text:p>
      <text:p text:style-name="P3"><text:span text:style-name="T5"><text:s/><text:tab/></text:span><text:span text:style-name="T14">wofstream</text:span><text:span text:style-name="T5"> *file;</text:span></text:p>
      <text:p text:style-name="P3"><text:span text:style-name="T5"><text:s/><text:tab/></text:span><text:span text:style-name="T14">time_t</text:span><text:span text:style-name="T5"> rawtime;</text:span></text:p>
      <text:p text:style-name="P3"><text:span text:style-name="T5"><text:s/><text:tab/></text:span><text:span text:style-name="T14">tm</text:span><text:span text:style-name="T5"> timeinfo;</text:span></text:p>
      <text:p text:style-name="P7"><text:s/></text:p>
      <text:p text:style-name="P3"><text:span text:style-name="T5"><text:s/><text:tab/></text:span><text:span text:style-name="T8">char</text:span><text:span text:style-name="T5"> ltbuf[80];</text:span></text:p>
      <text:p text:style-name="P3"><text:span text:style-name="T5"><text:s/><text:tab/></text:span><text:span text:style-name="T8">wchar_t</text:span><text:span text:style-name="T5"> ltbuft[80];</text:span></text:p>
      <text:p text:style-name="P7"><text:s/></text:p>
      <text:p text:style-name="P3"><text:span text:style-name="T5"><text:s/><text:tab/></text:span><text:span text:style-name="T8">char</text:span><text:span text:style-name="T5"> ltbufB[4096];</text:span></text:p>
      <text:p text:style-name="P3"><text:span text:style-name="T5"><text:s/><text:tab/></text:span><text:span text:style-name="T8">wchar_t</text:span><text:span text:style-name="T5"> ltbufBT[4096];</text:span></text:p>
      <text:p text:style-name="P7"><text:s/></text:p>
      <text:p text:style-name="P3"><text:span text:style-name="T5"><text:s/><text:tab/>std::</text:span><text:span text:style-name="T14">mutex</text:span><text:span text:style-name="T5"> allogmutex;</text:span></text:p>
      <text:p text:style-name="P7"><text:s/></text:p>
      <text:p text:style-name="P3"><text:span text:style-name="T8"><text:s/>public</text:span><text:span text:style-name="T5">:</text:span></text:p>
      <text:p text:style-name="P3"><text:span text:style-name="T5"><text:s/><text:tab/>AlCLogger(</text:span><text:span text:style-name="T14">LPWSTR</text:span><text:span text:style-name="T5"> </text:span><text:span text:style-name="T20">logFileNameX</text:span><text:span text:style-name="T5">, </text:span><text:span text:style-name="T8">bool</text:span><text:span text:style-name="T5"> </text:span><text:span text:style-name="T20">debugFlag</text:span><text:span text:style-name="T5">);</text:span></text:p>
      <text:p text:style-name="P7"><text:s/><text:tab/>~AlCLogger();</text:p>
      <text:p text:style-name="P7"><text:s/></text:p>
      <text:p text:style-name="P7"><text:s/></text:p>
      <text:p text:style-name="P3"><text:span text:style-name="T5"><text:s/><text:tab/></text:span><text:span text:style-name="T17">//Logs a msg to CONSOLE/FILE.</text:span></text:p>
      <text:p text:style-name="P3"><text:span text:style-name="T5"><text:s/><text:tab/></text:span><text:span text:style-name="T8">void</text:span><text:span text:style-name="T5"> debug(</text:span><text:span text:style-name="T14">LPSTR</text:span><text:span text:style-name="T5"> </text:span><text:span text:style-name="T20">msg</text:span><text:span text:style-name="T5">);</text:span></text:p>
      <text:p text:style-name="P3"><text:span text:style-name="T5"><text:s/><text:tab/></text:span><text:span text:style-name="T8">void</text:span><text:span text:style-name="T5"> debug(</text:span><text:span text:style-name="T14">LPWSTR</text:span><text:span text:style-name="T5"> </text:span><text:span text:style-name="T20">msg</text:span><text:span text:style-name="T5">);</text:span></text:p>
      <text:p text:style-name="P7"><text:s/></text:p>
      <text:p text:style-name="P7"><text:s/>};</text:p>
      <text:p text:style-name="P7"/>
      <text:p text:style-name="P2"/>
      <text:p text:style-name="P2"><text:s text:c="2"/><text:span text:style-name="T21"><text:s/>Example:</text:span></text:p>
      <text:p text:style-name="P2"><text:span text:style-name="T21"><text:s/></text:span></text:p>
      <text:p text:style-name="P2"><text:s/><text:span text:style-name="T14">AlCLogger </text:span><text:span text:style-name="T5">*polLogger = </text:span><text:span text:style-name="T11">NULL</text:span><text:span text:style-name="T5">;<text:tab/><text:tab/><text:tab/><text:tab/><text:tab/></text:span><text:span text:style-name="T17">// A Log instance.</text:span></text:p>
      <text:p text:style-name="P2"><text:span text:style-name="T5"><text:s/>polLogger = </text:span><text:span text:style-name="T8">new</text:span><text:span text:style-name="T5"> </text:span><text:span text:style-name="T14">AlCLogger</text:span><text:span text:style-name="T5">(</text:span><text:span text:style-name="T24">L"videoanalysispoller.log"</text:span><text:span text:style-name="T5">, </text:span><text:span text:style-name="T8">true</text:span><text:span text:style-name="T5">);</text:span></text:p>
      <text:p text:style-name="P7"><text:s/>setGlobalAlCLogger(polLogger);</text:p>
      <text:p text:style-name="P7"/>
      <text:p text:style-name="P3"><text:span text:style-name="T5"><text:s/>polLogger-&gt;debug(</text:span><text:span text:style-name="T20">“This is a debug message. \n\0”</text:span><text:span text:style-name="T5">);</text:span></text:p>
      <text:p text:style-name="P3"><text:span text:style-name="T5"><text:s/>polLogger-&gt;debug(L</text:span><text:span text:style-name="T20">“This is a debug message. \n\0”</text:span><text:span text:style-name="T5">); // for wchar_t*</text:span></text:p>
      <text:p text:style-name="P3"><text:span text:style-name="T5"/></text:p>
      <text:p text:style-name="P5"><text:span text:style-name="T3"/></text:p>
      <text:p text:style-name="P2"><text:span text:style-name="T21"><text:s/></text:span></text:p>
      <text:p text:style-name="P2"><text:span text:style-name="T2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8.071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7T12:30:26.99</meta:creation-date>
    <dc:date>2017-07-07T13:07:35.42</dc:date>
    <meta:editing-duration>PT36M57S</meta:editing-duration>
    <meta:editing-cycles>18</meta:editing-cycles>
    <meta:generator>OpenOffice/4.1.1$Win32 OpenOffice.org_project/411m6$Build-9775</meta:generator>
    <meta:document-statistic meta:table-count="0" meta:image-count="0" meta:object-count="0" meta:page-count="2" meta:paragraph-count="56" meta:word-count="160" meta:character-count="1281"/>
  </office:meta>
</office:document-meta>
</file>